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text-properties officeooo:paragraph-rsid="00119d17"/>
    </style:style>
    <style:style style:name="P4" style:family="paragraph" style:parent-style-name="Text_20_body">
      <style:text-properties officeooo:paragraph-rsid="00119d17"/>
    </style:style>
    <style:style style:name="P5" style:family="paragraph" style:parent-style-name="Text_20_body">
      <style:text-properties officeooo:rsid="001393fc" officeooo:paragraph-rsid="001393fc"/>
    </style:style>
    <style:style style:name="P6" style:family="paragraph" style:parent-style-name="Text_20_body">
      <style:text-properties officeooo:rsid="001638e2" officeooo:paragraph-rsid="001638e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Gracias por compartir este material tan cuidadosamente pensado. El enfoque místico que estás trabajando tiene una fuerza simbólica muy poderosa, y ya contiene una resonancia existencial muy rica. Lo que has propuesto tiene coherencia, unidad y profundidad.</text:p>
      <text:p text:style-name="Text_20_body">Dado el nivel y el tono que ya has establecido, lo que puedo aportar a continuación son <text:span text:style-name="Strong_20_Emphasis">extensiones temáticas complementarias</text:span> que puedan ayudarte a completar el marco espiritual del capítulo de Elara, manteniéndonos fieles a:</text:p>
      <text:list xml:id="list1010336913" text:style-name="L1">
        <text:list-item>
          <text:p text:style-name="P1">el contenido técnico del laboratorio (memoria, ADN, inmutabilidad, proceso de cálculo);</text:p>
        </text:list-item>
        <text:list-item>
          <text:p text:style-name="P1">el lenguaje simbólico y poético apropiado para una narración medieval mística;</text:p>
        </text:list-item>
        <text:list-item>
          <text:p text:style-name="P1">la misión del capítulo en términos del mensaje existencial.</text:p>
        </text:list-item>
      </text:list>
      <text:p text:style-name="Horizontal_20_Line"/>
      <text:h text:style-name="Heading_20_2" text:outline-level="2">🔮 Propuestas de ideas místicas asociadas al contenido técnico</text:h>
      <text:p text:style-name="Horizontal_20_Line"/>
      <text:h text:style-name="Heading_20_3" text:outline-level="3"/>
      <text:h text:style-name="Heading_20_3" text:outline-level="3">2. <text:span text:style-name="Strong_20_Emphasis">El Recuerdo Original</text:span></text:h>
      <text:p text:style-name="Text_20_body">(ADN como la primera memoria / momento fundacional)</text:p>
      <text:p text:style-name="Quotations">"El primer acto de la vida no fue respirar,<text:line-break/>ni moverse, ni alimentarse.<text:line-break/>Fue recordar.</text:p>
      <text:p text:style-name="Quotations">En el mismo instante en que la materia logró guardar su forma,<text:line-break/>comenzó a vivir."</text:p>
      <text:p text:style-name="Text_20_body"><text:span text:style-name="Strong_20_Emphasis">Idea clave:</text:span> El inicio de la vida se vincula con la capacidad de <text:span text:style-name="Emphasis">retener forma, estructura y sentido</text:span> a lo largo del tiempo. La memoria es el alma inicial.</text:p>
      <text:p text:style-name="Horizontal_20_Line"/>
      <text:h text:style-name="Heading_20_3" text:outline-level="3">3. <text:span text:style-name="Strong_20_Emphasis">La Voluntad Invisible</text:span></text:h>
      <text:p text:style-name="Text_20_body">(ADN como voluntad impresa)</text:p>
      <text:p text:style-name="Quotations">"Cada criatura camina guiada por una fuerza que no ha elegido.<text:line-break/>Una voluntad escrita antes de nacer,<text:line-break/>que le habla desde dentro,<text:line-break/>como un susurro antiguo."</text:p>
      <text:p text:style-name="Text_20_body"><text:span text:style-name="Strong_20_Emphasis">Idea clave:</text:span> El ADN representa la voluntad de la vida manifestándose desde adentro, como una forma de destino silencioso que nos mueve sin explicación.</text:p>
      <text:p text:style-name="Horizontal_20_Line"/>
      <text:h text:style-name="Heading_20_3" text:outline-level="3"><text:soft-page-break/></text:h>
      <text:h text:style-name="Heading_20_3" text:outline-level="3">5. <text:span text:style-name="Strong_20_Emphasis">La Semilla del Destino</text:span></text:h>
      <text:p text:style-name="Text_20_body">(ADN como memoria inmutable, pero también como dirección)</text:p>
      <text:p text:style-name="Quotations">"Dentro de cada semilla yace el mapa completo del bosque.<text:line-break/>Dentro de cada ser, un designio.</text:p>
      <text:p text:style-name="Quotations">Y aunque el viento pueda torcer las ramas,<text:line-break/>el árbol jamás olvida lo que ha venido a ser."</text:p>
      <text:p text:style-name="Text_20_body"><text:span text:style-name="Strong_20_Emphasis">Idea clave:</text:span> El ADN no es solo estructura, es también dirección. No impone el resultado, pero sí marca un camino interior, una forma esencial que tiende a cumplirse.</text:p>
      <text:p text:style-name="Horizontal_20_Line"/>
      <text:h text:style-name="Heading_20_3" text:outline-level="3">6. <text:span text:style-name="Strong_20_Emphasis">La Memoria del Mundo</text:span></text:h>
      <text:p text:style-name="Text_20_body">(ADN como herencia universal)</text:p>
      <text:p text:style-name="Quotations">"Antes de ti hubo otros.<text:line-break/>En ti viven todos.</text:p>
      <text:p text:style-name="Quotations">No hay criatura que camine sola,<text:line-break/>pues la vida recuerda,<text:line-break/>y en cada ser revive el mundo entero."</text:p>
      <text:p text:style-name="Text_20_body"><text:span text:style-name="Strong_20_Emphasis">Idea clave:</text:span> En el ADN se encierra la memoria acumulada de toda la vida. Cada ser es un nodo en una red infinita, heredando y transmitiendo sin saberlo.</text:p>
      <text:p text:style-name="Horizontal_20_Line"/>
      <text:h text:style-name="Heading_20_3" text:outline-level="3">8. <text:span text:style-name="Strong_20_Emphasis">El Espíritu de la Forma</text:span></text:h>
      <text:p text:style-name="Text_20_body">(ADN como geometría sagrada que trasciende el cuerpo)</text:p>
      <text:p text:style-name="Quotations">"La forma no es un accidente.<text:line-break/>Es una oración trazada en el polvo.</text:p>
      <text:p text:style-name="Quotations">Cada pliegue, cada curva,<text:line-break/>es la expresión visible de lo invisible.</text:p>
      <text:p text:style-name="Quotations">El cuerpo es el eco del espíritu."</text:p>
      <text:p text:style-name="Text_20_body"><text:span text:style-name="Strong_20_Emphasis">Idea clave:</text:span> El ADN da forma al cuerpo, pero la forma misma es expresión espiritual. La geometría de la vida es el lenguaje del alma manifestada.</text:p>
      <text:p text:style-name="Horizontal_20_Line"/>
      <text:h text:style-name="Heading_20_2" text:outline-level="2"><text:soft-page-break/>📚 Conclusión: posibles líneas místicas generales para estructurar el capítulo</text:h>
      <text:p text:style-name="Text_20_body">Con estas ideas podríamos decir que el capítulo gira en torno a:</text:p>
      <text:list xml:id="list2150598246" text:style-name="L2">
        <text:list-item>
          <text:p text:style-name="P2"><text:span text:style-name="Strong_20_Emphasis">La memoria como el acto sagrado inicial</text:span><text:line-break/>→ vivir es recordar, la vida comenzó cuando la materia logró sostener memoria.</text:p>
        </text:list-item>
        <text:list-item>
          <text:p text:style-name="P2"><text:span text:style-name="Strong_20_Emphasis">El ser como lectura de un texto secreto</text:span><text:line-break/>→ el individuo es quien interpreta una escritura sagrada que está impresa en su interior.</text:p>
        </text:list-item>
        <text:list-item>
          <text:p text:style-name="P2"><text:span text:style-name="Strong_20_Emphasis">La dirección silenciosa del espíritu</text:span><text:line-break/>→ hay una voluntad que no se impone, pero que habita en nosotros, empujándonos a ser.</text:p>
        </text:list-item>
        <text:list-item>
          <text:p text:style-name="P2"><text:span text:style-name="Strong_20_Emphasis">El cuerpo como eco de una inteligencia invisible</text:span><text:line-break/>→ la forma que adopta la materia es la huella de una inteligencia previa.</text:p>
        </text:list-item>
        <text:list-item>
          <text:p text:style-name="P2"><text:span text:style-name="Strong_20_Emphasis">La herencia universal como continuidad espiritual</text:span><text:line-break/>→ cada ser guarda algo del espíritu que viene de todos los anteriores.</text:p>
        </text:list-item>
      </text:list>
      <text:p text:style-name="Horizontal_20_Line"/>
      <text:p text:style-name="Text_20_body">¿Te gustaría que eligiéramos algunas de estas líneas místicas como núcleo conceptual de la trama de Elara para este capítulo?<text:line-break/>¿Querés proponer alguna variación, o agregar otras ideas al marco espiritual antes de decidir?</text:p>
      <text:p text:style-name="Standard"/>
      <text:p text:style-name="Standard"/>
      <text:p text:style-name="Horizontal_20_Line"/>
      <text:list xml:id="list175859094278323" text:continue-numbering="true" text:style-name="L2">
        <text:list-header>
          <text:p text:style-name="P3"><text:span text:style-name="Strong_20_Emphasis">La herencia universal como continuidad espiritual</text:span><text:line-break/>→ cada ser guarda algo del espíritu que viene de todos los anteriores.</text:p>
        </text:list-header>
      </text:list>
      <text:p text:style-name="Horizontal_20_Line"/>
      <text:list xml:id="list175858528658805" text:continue-numbering="true" text:style-name="L2">
        <text:list-header>
          <text:p text:style-name="P3"><text:span text:style-name="Strong_20_Emphasis">El cuerpo como eco de una inteligencia invisible</text:span><text:line-break/>→ la forma que adopta la materia es la huella de una inteligencia previa.</text:p>
        </text:list-header>
      </text:list>
      <text:p text:style-name="Horizontal_20_Line"/>
      <text:list xml:id="list175859230724336" text:continue-numbering="true" text:style-name="L2">
        <text:list-header>
          <text:p text:style-name="P3"><text:span text:style-name="Strong_20_Emphasis">La dirección silenciosa del espíritu</text:span><text:line-break/>→ hay una voluntad que no se impone, pero que habita en nosotros, empujándonos a ser.</text:p>
        </text:list-header>
      </text:list>
      <text:p text:style-name="Horizontal_20_Line"/>
      <text:list xml:id="list175860142461168" text:continue-numbering="true" text:style-name="L2">
        <text:list-header>
          <text:p text:style-name="P3"><text:span text:style-name="Strong_20_Emphasis">La memoria como el acto sagrado inicial</text:span><text:line-break/>→ vivir es recordar, la vida comenzó cuando la materia logró sostener memoria.</text:p>
        </text:list-header>
      </text:list>
      <text:p text:style-name="Horizontal_20_Line"/>
      <text:p text:style-name="P4"/>
      <text:p text:style-name="P4"/>
      <text:p text:style-name="P4"><text:soft-page-break/></text:p>
      <text:p text:style-name="P4"/>
      <text:p text:style-name="P6">- destino</text:p>
      <text:p text:style-name="P6">- libre albedrio</text:p>
      <text:p text:style-name="P6">- el espiritu</text:p>
      <text:p text:style-name="P6">- la memoria del pasado (nos comportamos como si no fueramos nuevos del todo en este mundo: vertigo, aranas, peligros, instinto y conocimiento heredado)</text:p>
      <text:p text:style-name="P6"/>
      <text:p text:style-name="P6"/>
      <text:p text:style-name="P6"/>
      <text:p text:style-name="P5">eso esta bien.</text:p>
      <text:p text:style-name="P5">hablaremos del espiritu.</text:p>
      <text:p text:style-name="P5">ese sera el tema central MISTICO de este capitulo para Elara, el espiritu.</text:p>
      <text:p text:style-name="P5">hablaremos tambien de memoria como tema secundario.</text:p>
      <text:p text:style-name="P5"/>
      <text:p text:style-name="P5">el mensaje, cuando hablamos de memoria sera:</text:p>
      <text:p text:style-name="P5">- solo la memoria puede conectar el pasado con el presente.</text:p>
      <text:p text:style-name="P5">- el pasado ya no existe, sino en la memoria</text:p>
      <text:p text:style-name="P5"/>
      <text:p text:style-name="P5">el mensaje, cuando hablamos de el espiritu sera:</text:p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03T17:03:57.464000000</meta:creation-date>
    <dc:date>2025-08-03T17:58:58.126000000</dc:date>
    <meta:editing-duration>PT8M14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4" meta:paragraph-count="55" meta:word-count="796" meta:character-count="4679" meta:non-whitespace-character-count="3946"/>
  </office:meta>
</office:document-meta>
</file>